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35cm"/>
    </style:style>
    <style:style style:name="co38" style:family="table-column">
      <style:table-column-properties fo:break-before="auto" style:column-width="10.522cm"/>
    </style:style>
    <style:style style:name="co39" style:family="table-column">
      <style:table-column-properties fo:break-before="auto" style:column-width="10.356cm"/>
    </style:style>
    <style:style style:name="co40" style:family="table-column">
      <style:table-column-properties fo:break-before="auto" style:column-width="10.165cm"/>
    </style:style>
    <style:style style:name="co41" style:family="table-column">
      <style:table-column-properties fo:break-before="auto" style:column-width="3.902cm"/>
    </style:style>
    <style:style style:name="co42" style:family="table-column">
      <style:table-column-properties fo:break-before="auto" style:column-width="7.579cm"/>
    </style:style>
    <style:style style:name="co43" style:family="table-column">
      <style:table-column-properties fo:break-before="auto" style:column-width="11.991cm"/>
    </style:style>
    <style:style style:name="co44" style:family="table-column">
      <style:table-column-properties fo:break-before="auto" style:column-width="8.341cm"/>
    </style:style>
    <style:style style:name="co45" style:family="table-column">
      <style:table-column-properties fo:break-before="auto" style:column-width="20.978cm"/>
    </style:style>
    <style:style style:name="co46" style:family="table-column">
      <style:table-column-properties fo:break-before="auto" style:column-width="3.944cm"/>
    </style:style>
    <style:style style:name="co47" style:family="table-column">
      <style:table-column-properties fo:break-before="auto" style:column-width="3.667cm"/>
    </style:style>
    <style:style style:name="co48" style:family="table-column">
      <style:table-column-properties fo:break-before="auto" style:column-width="7.108cm"/>
    </style:style>
    <style:style style:name="co49" style:family="table-column">
      <style:table-column-properties fo:break-before="auto" style:column-width="15.072cm"/>
    </style:style>
    <style:style style:name="co50" style:family="table-column">
      <style:table-column-properties fo:break-before="auto" style:column-width="2.891cm"/>
    </style:style>
    <style:style style:name="co51" style:family="table-column">
      <style:table-column-properties fo:break-before="auto" style:column-width="3.196cm"/>
    </style:style>
    <style:style style:name="co52" style:family="table-column">
      <style:table-column-properties fo:break-before="auto" style:column-width="10.52cm"/>
    </style:style>
    <style:style style:name="co53" style:family="table-column">
      <style:table-column-properties fo:break-before="auto" style:column-width="5.644cm"/>
    </style:style>
    <style:style style:name="co54" style:family="table-column">
      <style:table-column-properties fo:break-before="auto" style:column-width="16.321cm"/>
    </style:style>
    <style:style style:name="co55" style:family="table-column">
      <style:table-column-properties fo:break-before="auto" style:column-width="7.026cm"/>
    </style:style>
    <style:style style:name="co56" style:family="table-column">
      <style:table-column-properties fo:break-before="auto" style:column-width="10.245cm"/>
    </style:style>
    <style:style style:name="co57" style:family="table-column">
      <style:table-column-properties fo:break-before="auto" style:column-width="9.544cm"/>
    </style:style>
    <style:style style:name="co58" style:family="table-column">
      <style:table-column-properties fo:break-before="auto" style:column-width="22.648cm"/>
    </style:style>
    <style:style style:name="co59" style:family="table-column">
      <style:table-column-properties fo:break-before="auto" style:column-width="6.98cm"/>
    </style:style>
    <style:style style:name="co60" style:family="table-column">
      <style:table-column-properties fo:break-before="auto" style:column-width="10.058cm"/>
    </style:style>
    <style:style style:name="co61" style:family="table-column">
      <style:table-column-properties fo:break-before="auto" style:column-width="9.022cm"/>
    </style:style>
    <style:style style:name="co62" style:family="table-column">
      <style:table-column-properties fo:break-before="auto" style:column-width="22.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0.877cm" fo:break-before="auto" style:use-optimal-row-height="true"/>
    </style:style>
    <style:style style:name="ro28" style:family="table-row">
      <style:table-row-properties style:row-height="1.286cm" fo:break-before="auto" style:use-optimal-row-height="true"/>
    </style:style>
    <style:style style:name="ro29" style:family="table-row">
      <style:table-row-properties style:row-height="0.467cm" fo:break-before="auto" style:use-optimal-row-height="true"/>
    </style:style>
    <style:style style:name="ro30" style:family="table-row">
      <style:table-row-properties style:row-height="4.152cm" fo:break-before="auto" style:use-optimal-row-height="true"/>
    </style:style>
    <style:style style:name="ro31" style:family="table-row">
      <style:table-row-properties style:row-height="3.743cm" fo:break-before="auto" style:use-optimal-row-height="true"/>
    </style:style>
    <style:style style:name="ro32" style:family="table-row">
      <style:table-row-properties style:row-height="1.695cm" fo:break-before="auto" style:use-optimal-row-height="true"/>
    </style:style>
    <style:style style:name="ro33" style:family="table-row">
      <style:table-row-properties style:row-height="3.133cm" fo:break-before="auto" style:use-optimal-row-height="true"/>
    </style:style>
    <style:style style:name="ro34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184cm" fo:break-before="auto" style:use-optimal-row-height="true"/>
    </style:style>
    <style:style style:name="ro36" style:family="table-row">
      <style:table-row-properties style:row-height="2.263cm" fo:break-before="auto" style:use-optimal-row-height="true"/>
    </style:style>
    <style:style style:name="ro37" style:family="table-row">
      <style:table-row-properties style:row-height="2.947cm" fo:break-before="auto" style:use-optimal-row-height="true"/>
    </style:style>
    <style:style style:name="ro38" style:family="table-row">
      <style:table-row-properties style:row-height="3.632cm" fo:break-before="auto" style:use-optimal-row-height="true"/>
    </style:style>
    <style:style style:name="ro39" style:family="table-row">
      <style:table-row-properties style:row-height="4.316cm" fo:break-before="auto" style:use-optimal-row-height="true"/>
    </style:style>
    <style:style style:name="ro40" style:family="table-row">
      <style:table-row-properties style:row-height="5.685cm" fo:break-before="auto" style:use-optimal-row-height="true"/>
    </style:style>
    <style:style style:name="ro41" style:family="table-row">
      <style:table-row-properties style:row-height="3.21cm" fo:break-before="auto" style:use-optimal-row-height="true"/>
    </style:style>
    <style:style style:name="ro42" style:family="table-row">
      <style:table-row-properties style:row-height="0.473cm" fo:break-before="auto" style:use-optimal-row-height="true"/>
    </style:style>
    <style:style style:name="ro4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7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7" style:family="table-cell" style:parent-style-name="Default">
      <style:table-cell-properties fo:background-color="#ccff66" style:text-align-source="value-type" style:repeat-content="false" style:vertical-align="top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66" style:vertical-align="top"/>
    </style:style>
    <style:style style:name="ce75" style:family="table-cell" style:parent-style-name="Default">
      <style:table-cell-properties fo:background-color="#9999ff" style:vertical-align="top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9" style:family="text">
      <style:text-properties fo:color="#008000" style:font-name-asian="DejaVu Sans Mono" style:font-name-complex="DejaVu Sans Mono" style:font-size-asian="8.5pt" style:font-size-complex="8.5pt"/>
    </style:style>
    <style:style style:name="T20" style:family="text">
      <style:text-properties style:font-name-asian="DejaVu Sans Mono" style:font-name-complex="DejaVu Sans Mono" style:font-size-asian="8.5pt" style:font-size-complex="8.5pt" fo:color="#000000"/>
    </style:style>
    <style:style style:name="T21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3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9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6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51" style:family="text">
      <style:text-properties style:font-name-asian="DejaVu Sans Mono" style:font-name-complex="DejaVu Sans Mono" style:font-size-asian="8.5pt" style:font-size-complex="8.5pt" fo:color="#008000"/>
    </style:style>
    <style:style style:name="T5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6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6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6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63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4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66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70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2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73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74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75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8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9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94" style:family="text">
      <style:text-properties fo:color="#00a933" fo:font-weight="bold" style:font-weight-asian="bold" style:font-weight-complex="bold"/>
    </style:style>
    <style:style style:name="T9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9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0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0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04" style:family="text">
      <style:text-properties fo:color="#ce181e" fo:font-weight="bold" style:font-weight-asian="bold" style:font-weight-complex="bold"/>
    </style:style>
    <style:style style:name="T105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06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07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0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1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1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12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16" style:family="text">
      <style:text-properties style:font-name-asian="Consolas" style:font-name-complex="Consolas" style:font-size-asian="9.5pt" style:font-size-complex="9.5pt"/>
    </style:style>
    <style:style style:name="T117" style:family="text">
      <style:text-properties style:text-position="super 58%"/>
    </style:style>
    <style:style style:name="T11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7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9" office:value-type="string" calcext:value-type="string">
            <text:p>Interface Selection</text:p>
          </table:table-cell>
          <table:table-cell table:style-name="ce39" office:value-type="string" calcext:value-type="string">
            <text:p>Preparation</text:p>
          </table:table-cell>
          <table:table-cell table:style-name="ce39" office:value-type="string" calcext:value-type="string">
            <text:p><text:span text:style-name="T1">[On YAT TestLaptop]</text:span></text:p>
            <text:p><text:span text:style-name="T1">Open TCP/IP terminal on LAN interface</text:span></text:p>
          </table:table-cell>
          <table:table-cell table:style-name="ce39"/>
          <table:table-cell table:style-name="ce39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Exit YAT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 office:value-type="string" calcext:value-type="string">
            <text:p>No longer available active</text:p>
          </table:table-cell>
          <table:table-cell table:style-name="ce39" office:value-type="string" calcext:value-type="string">
            <text:p>Disconnect the LAN cabl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Start YAT</text:p>
          </table:table-cell>
          <table:table-cell table:style-name="ce39" office:value-type="string" calcext:value-type="string">
            <text:p><text:span text:style-name="T1">Message</text:span> that interface is no longer available</text:p>
          </table:table-cell>
          <table:table-cell table:style-name="ce39"/>
          <table:table-cell table:number-columns-repeated="58"/>
        </table:table-row>
        <table:table-row table:style-name="ro2">
          <table:table-cell table:number-columns-repeated="2"/>
          <table:table-cell table:style-name="ce39"/>
          <table:table-cell table:style-name="ce39" office:value-type="string" calcext:value-type="string">
            <text:p>[No]</text:p>
          </table:table-cell>
          <table:table-cell table:style-name="ce39" office:value-type="string" calcext:value-type="string">
            <text:p>Error message</text:p>
            <text:p>Terminal stays closed</text:p>
          </table:table-cell>
          <table:table-cell table:style-name="ce39"/>
          <table:table-cell table:number-columns-repeated="58"/>
        </table:table-row>
        <table:table-row table:style-name="ro2">
          <table:table-cell table:number-columns-repeated="2"/>
          <table:table-cell table:style-name="ce39"/>
          <table:table-cell table:style-name="ce39" office:value-type="string" calcext:value-type="string">
            <text:p>[Terminal &gt; Settings...]</text:p>
          </table:table-cell>
          <table:table-cell table:style-name="ce39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[OK]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[Cancel]</text:p>
          </table:table-cell>
          <table:table-cell table:style-name="ce39" office:value-type="string" calcext:value-type="string">
            <text:p>Terminal still closed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Reconnect LAN cabl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Open/Start the terminal</text:p>
          </table:table-cell>
          <table:table-cell table:style-name="ce39" office:value-type="string" calcext:value-type="string">
            <text:p>works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 office:value-type="string" calcext:value-type="string">
            <text:p>Cleanup</text:p>
          </table:table-cell>
          <table:table-cell table:style-name="ce39" office:value-type="string" calcext:value-type="string">
            <text:p>Close workspac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Exit YAT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table:table-column table:style-name="co9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7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9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2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3">&lt;NUL&gt;</text:span><text:span text:style-name="T10">ES</text:span><text:span text:style-name="T4"> </text:span><text:span text:style-name="T5">(3)</text:span></text:p>
            <text:p><text:span text:style-name="T13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3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27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</text:span><text:span text:style-name="T18">&lt;BEL&gt;      </text:span><text:span text:style-name="T17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3">&lt;BEL&gt;</text:span><text:span text:style-name="T24">        </text:span><text:span text:style-name="T21">X</text:span><text:span text:style-name="T22"> </text:span><text:span text:style-name="T21">Y</text:span><text:span text:style-name="T22"> </text:span><text:span text:style-name="T21">Z</text:span></text:p>
            <text:p><text:span text:style-name="T25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</text:span><text:span text:style-name="T26">&lt;BEL&gt;      </text:span><text:span text:style-name="T21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">(&lt;TS&gt;)</text:span><text:span text:style-name="T28"> </text:span><text:span text:style-name="T29">ABCD</text:span><text:span text:style-name="T30">&lt;BEL&gt;</text:span><text:span text:style-name="T2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1">D</text:span><text:span text:style-name="T22"> </text:span><text:span text:style-name="T23">&lt;BEL&gt; </text:span><text:span text:style-name="T21">X</text:span><text:span text:style-name="T22"> </text:span><text:span text:style-name="T21">Y</text:span><text:span text:style-name="T22"> </text:span><text:span text:style-name="T21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</text:span><text:span text:style-name="T26">&lt;BEL&gt;</text:span><text:span text:style-name="T21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11" office:value-type="string" calcext:value-type="string">
            <text:p><text:span text:style-name="T31">(&lt;TS&gt;)</text:span><text:span text:style-name="T32"> </text:span><text:span text:style-name="T29">41h 42h 43h 44h 45h 46h 08h 08h 08h 08h 08h 08h 08h 08h 41h 42h 43h 44h 45h 46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12" office:value-type="string" calcext:value-type="string"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2" office:value-type="string" calcext:value-type="string">
            <text:p>(&lt;TS&gt;) ABCD&lt;BEL&gt;&lt;BS&gt;XYZ(&lt;TS&gt;) ABCD&lt;BEL&gt;&lt;BS&gt;XYZ(&lt;TS&gt;) ABCDEF&lt;BS&gt;&lt;BS&gt;&lt;BS&gt;&lt;BS&gt;&lt;BS&gt;&lt;BS&gt;&lt;BS&gt;&lt;BS&gt;ABCDEF&lt;BS&gt;&lt;BS&gt;&lt;BS&gt;&lt;BS&gt;&lt;BS&gt;&lt;BS&gt;&lt;BS&gt;&lt;BS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2" office:value-type="string" calcext:value-type="string">
            <text:p><text:span text:style-name="T15">(&lt;TS&gt;)</text:span><text:span text:style-name="T16"> </text:span><text:span text:style-name="T29">ABC</text:span><text:span text:style-name="T30">&lt;BEL&gt;      </text:span><text:span text:style-name="T29">XYZ</text:span></text:p>
            <text:p><text:span text:style-name="T15">(&lt;TS&gt;)</text:span><text:span text:style-name="T16"> </text:span><text:span text:style-name="T29">ABCD</text:span><text:span text:style-name="T30">&lt;BEL&gt;</text:span><text:span text:style-name="T29">XYZ</text:span></text:p>
            <text:p><text:span text:style-name="T15">(&lt;TS&gt;)</text:span><text:span text:style-name="T16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2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2" office:value-type="string" calcext:value-type="string">
            <text:p>(&lt;TS&gt;) ABC&lt;BEL&gt; <text:s text:c="4"/>XYZ (8)(&lt;TS&gt;) ABCD&lt;BEL&gt;XYZ (8)(&lt;TS&gt;) <text:s/>(0)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27">(&lt;TS&gt;)</text:span><text:span text:style-name="T28"> </text:span><text:span text:style-name="T29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3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27">(&lt;TS&gt;)</text:span><text:span text:style-name="T28"> </text:span><text:span text:style-name="T29">A</text:span><text:span text:style-name="T4"> </text:span><text:span text:style-name="T34">&lt;CR&gt;</text:span><text:span text:style-name="T35"> </text:span><text:span text:style-name="T29">B</text:span><text:span text:style-name="T4"> </text:span><text:span text:style-name="T34">&lt;LF&gt;</text:span><text:span text:style-name="T35"> </text:span><text:span text:style-name="T29">C</text:span><text:span text:style-name="T4"> </text:span><text:span text:style-name="T5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27">(&lt;TS&gt;)</text:span><text:span text:style-name="T28"> </text:span><text:span text:style-name="T29">41h 0Dh</text:span><text:span text:style-name="T4"> </text:span><text:span text:style-name="T29">42h 0Ah</text:span><text:span text:style-name="T4"> </text:span><text:span text:style-name="T29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3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30">&lt;CR&gt;&lt;LF&gt;</text:span><text:span text:style-name="T35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E</text:span></text:p>
            <text:p><text:span text:style-name="T36">ABCDEF</text:span></text:p>
            <text:p><text:span text:style-name="T36">ABCDEFG</text:span></text:p>
            <text:p><text:span text:style-name="T36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</text:span></text:p>
            <text:p><text:span text:style-name="T36">E</text:span></text:p>
            <text:p><text:span text:style-name="T36">ABCD</text:span></text:p>
            <text:p><text:span text:style-name="T36">EF</text:span></text:p>
            <text:p><text:span text:style-name="T36">ABCD</text:span></text:p>
            <text:p><text:span text:style-name="T36">EFG</text:span></text:p>
            <text:p><text:span text:style-name="T36">ABCD</text:span></text:p>
            <text:p><text:span text:style-name="T3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3" office:value-type="string" calcext:value-type="string">
            <text:p><text:span text:style-name="T37">A</text:span><text:span text:style-name="T22"> </text:span><text:span text:style-name="T38">(1)</text:span></text:p>
            <text:p><text:span text:style-name="T37">AB</text:span><text:span text:style-name="T22"> </text:span><text:span text:style-name="T38">(2)</text:span></text:p>
            <text:p><text:span text:style-name="T37">ABC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ABCD</text:span><text:span text:style-name="T22"> </text:span><text:span text:style-name="T38">(4)</text:span></text:p>
            <text:p><text:span text:style-name="T37">E</text:span><text:span text:style-name="T22"> </text:span><text:span text:style-name="T38">(1)</text:span></text:p>
            <text:p><text:span text:style-name="T37">ABCD</text:span><text:span text:style-name="T22"> </text:span><text:span text:style-name="T38">(4)</text:span></text:p>
            <text:p><text:span text:style-name="T37">EF</text:span><text:span text:style-name="T22"> </text:span><text:span text:style-name="T38">(2)</text:span></text:p>
            <text:p><text:span text:style-name="T37">ABCD</text:span><text:span text:style-name="T22"> </text:span><text:span text:style-name="T38">(4)</text:span></text:p>
            <text:p><text:span text:style-name="T37">EFG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EFGH</text:span><text:span text:style-name="T22"> </text:span><text:span text:style-name="T3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69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11">&lt;CR&gt;&lt;LF&gt;</text:span><text:span text:style-name="T35"> </text:span><text:span text:style-name="T5">(4)</text:span></text:p>
            <text:p><text:span text:style-name="T36">ABC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  <text:p><text:span text:style-name="T36">ABCD</text:span><text:span text:style-name="T4"> </text:span><text:span text:style-name="T5">(4)</text:span></text:p>
            <text:p><text:span text:style-name="T36">E</text:span><text:span text:style-name="T11">&lt;CR&gt;&lt;LF&gt;</text:span><text:span text:style-name="T35"> </text:span><text:span text:style-name="T5">(3)</text:span></text:p>
            <text:p><text:span text:style-name="T36">ABCD</text:span><text:span text:style-name="T4"> </text:span><text:span text:style-name="T5">(4)</text:span></text:p>
            <text:p><text:span text:style-name="T36">EF</text:span><text:span text:style-name="T11">&lt;CR&gt;&lt;LF&gt;</text:span><text:span text:style-name="T35"> </text:span><text:span text:style-name="T5">(4)</text:span></text:p>
            <text:p><text:span text:style-name="T36">ABCD</text:span><text:span text:style-name="T4"> </text:span><text:span text:style-name="T5">(4)</text:span></text:p>
            <text:p><text:span text:style-name="T36">EFG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36">EFGH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36">A</text:span><text:span text:style-name="T4"> </text:span><text:span text:style-name="T5">(1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  <text:p><text:span text:style-name="T36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5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36">A</text:span><text:span text:style-name="T4"> </text:span><text:span text:style-name="T5">(1)</text:span></text:p>
            <text:p><text:span text:style-name="T13">&lt;CR&gt;</text:span><text:span text:style-name="T10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80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36">\h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36">\h(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36">\h(4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36">\h(40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36">\h(40)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2">A</text:span><text:span text:style-name="T4"> </text:span><text:span text:style-name="T5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</table:table-cell>
          <table:table-cell table:style-name="ce62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 </text:span><text:span text:style-name="T46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15">(&lt;TS&gt;)</text:span><text:span text:style-name="T16"> </text:span><text:span text:style-name="T41">(&lt;&lt;) </text:span><text:span text:style-name="T46">&lt;NUL&gt;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gt;&g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15">(&lt;TS&gt;)</text:span><text:span text:style-name="T16"> </text:span><text:span text:style-name="T41">(&lt;&lt;) 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57">Time stamp gets updated !!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3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3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3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72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</table:table-cell>
          <table:table-cell table:style-name="ce73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4"> </text:span><text:span text:style-name="T5">(1)</text:span></text:p>
          </table:table-cell>
          <table:table-cell table:style-name="ce73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TS)</text:span><text:span text:style-name="T7"> </text:span><text:span text:style-name="T8">(&lt;&lt;)</text:span><text:span text:style-name="T7"> </text:span><text:span text:style-name="T42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72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65">&lt;CR&gt;&lt;LF&gt;</text:span><text:span text:style-name="T7"> </text:span><text:span text:style-name="T8">(2)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&lt;TS&gt;</text:span><text:span text:style-name="T7">) </text:span><text:span text:style-name="T8">(&lt;&lt;)</text:span><text:span text:style-name="T7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83">&lt;CR&gt;&lt;LF&gt;</text:span><text:span text:style-name="T7"> </text:span><text:span text:style-name="T8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72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67">&lt;CR&gt;&lt;LF&gt;</text:span><text:span text:style-name="T35"> </text:span><text:span text:style-name="T5">(3)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30">&lt;CR&gt;&lt;LF&gt;</text:span><text:span text:style-name="T35"> </text:span><text:span text:style-name="T5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72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4"> </text:span><text:span text:style-name="T5">(1)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72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  <text:p><text:span text:style-name="T25">Direction must change, i.e. match resulting show characters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72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/text:p>
          </table:table-cell>
          <table:table-cell table:style-name="ce73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73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</table:table-cell>
          <table:table-cell table:style-name="ce73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text:span text:style-name="T84">B</text:span><text:span text:style-name="T61"> </text:span><text:span text:style-name="T62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15">(&lt;TS&gt;</text:span><text:span text:style-name="T48">)</text:span><text:span text:style-name="T54"> </text:span><text:span text:style-name="T55">(&lt;&lt;)</text:span><text:span text:style-name="T56"> </text:span><text:span text:style-name="T86">BB</text:span><text:span text:style-name="T61"> </text:span><text:span text:style-name="T62">(2)</text:span></text:p>
            <text:p>...and: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69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74">44h</text:span><text:span text:style-name="T22"> </text:span><text:span text:style-name="T74">45h</text:span><text:span text:style-name="T22"> </text:span><text:span text:style-name="T74">46h</text:span><text:span text:style-name="T22"> </text:span><text:span text:style-name="T38">(6)</text:span></text:p>
          </table:table-cell>
          <table:table-cell table:style-name="ce73" office:value-type="string" calcext:value-type="string"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38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5">44h</text:span><text:span text:style-name="T43"> </text:span><text:span text:style-name="T45">45h</text:span><text:span text:style-name="T43"> </text:span><text:span text:style-name="T45">46h</text:span><text:span text:style-name="T43"> </text:span><text:span text:style-name="T44">(6)</text:span></text:p>
            <text:p><text:span text:style-name="T19">(&lt;TS&gt;)</text:span><text:span text:style-name="T20"> </text:span><text:span text:style-name="T51">(&lt;&lt;)</text:span><text:span text:style-name="T20"> </text:span><text:span text:style-name="T74">41h</text:span><text:span text:style-name="T22"> </text:span><text:span text:style-name="T38">(1)</text:span></text:p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9">(&lt;TS&gt;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38">(1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5">(2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5">(1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8h</text:span><text:span text:style-name="T4"> </text:span><text:span text:style-name="T5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1">(</text:span><text:span text:style-name="T64">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64">(&lt;TS&gt;)</text:span><text:span text:style-name="T7"> </text:span><text:span text:style-name="T8">(&gt;&gt;)</text:span><text:span text:style-name="T7"> </text:span><text:span text:style-name="T29">47h</text:span><text:span text:style-name="T4"> </text:span><text:span text:style-name="T29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75">[Error: EOL keyword is not supported for binary terminals!]</text:span></text:p>
            <text:p><text:span text:style-name="T70">(&lt;TS&gt;)</text:span><text:span text:style-name="T76"> </text:span><text:span text:style-name="T77">(&lt;&lt;)</text:span><text:span text:style-name="T76"> </text:span><text:span text:style-name="T78">41h</text:span><text:span text:style-name="T79"> </text:span><text:span text:style-name="T74">41h</text:span><text:span text:style-name="T22"> </text:span><text:span text:style-name="T74">42h</text:span><text:span text:style-name="T22"> </text:span><text:span text:style-name="T38">(3)</text:span></text:p>
            <text:p><text:span text:style-name="T70">(&lt;TS&gt;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3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1h</text:span><text:span text:style-name="T4"> </text:span><text:span text:style-name="T29">42h</text:span><text:span text:style-name="T4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75">[Error: EOL keyword is not supported for binary terminals!]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1h</text:span><text:span text:style-name="T43"> </text:span><text:span text:style-name="T45">42h</text:span><text:span text:style-name="T43"> </text:span><text:span text:style-name="T44">(3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lt;&lt;)</text:span><text:span text:style-name="T28"> </text:span><text:span text:style-name="T42">41h</text:span><text:span text:style-name="T4"> </text:span><text:span text:style-name="T5">(1)</text:span></text:p>
            <text:p><text:span text:style-name="T15">(&lt;TS&gt;</text:span><text:span text:style-name="T64">)</text:span><text:span text:style-name="T7"> </text:span><text:span text:style-name="T8">(&lt;&lt;)</text:span><text:span text:style-name="T7"> </text:span><text:span text:style-name="T42">42h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41h</text:span><text:span text:style-name="T4"> </text:span><text:span text:style-name="T42">42h</text:span><text:span text:style-name="T4"> </text:span><text:span text:style-name="T42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17">42h</text:span><text:span text:style-name="T43"> </text:span><text:span text:style-name="T44">(3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5">(2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1h</text:span><text:span text:style-name="T79"> </text:span><text:span text:style-name="T87">42h</text:span><text:span text:style-name="T79"> </text:span><text:span text:style-name="T88">(3)</text:span></text:p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2h</text:span><text:span text:style-name="T79"> </text:span><text:span text:style-name="T87">43h</text:span><text:span text:style-name="T79"> </text:span><text:span text:style-name="T21">41h</text:span><text:span text:style-name="T22"> </text:span><text:span text:style-name="T21">42h</text:span><text:span text:style-name="T22"> </text:span><text:span text:style-name="T38">(5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31h</text:span><text:span text:style-name="T43"> </text:span><text:span text:style-name="T17">32h</text:span><text:span text:style-name="T43"> </text:span><text:span text:style-name="T17">33h</text:span><text:span text:style-name="T43"> </text:span><text:span text:style-name="T17">41h</text:span><text:span text:style-name="T43"> </text:span><text:span text:style-name="T29">42h</text:span><text:span text:style-name="T4"> </text:span><text:span text:style-name="T5">(8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/text:p>
            <text:p><text:span text:style-name="T25">Note that </text:span><text:span text:style-name="T89">41h</text:span><text:span text:style-name="T90"> </text:span><text:span text:style-name="T91">42h</text:span><text:span text:style-name="T90"> </text:span><text:span text:style-name="T92">(8)</text:span><text:span text:style-name="T93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31h</text:span><text:span text:style-name="T22"> </text:span><text:span text:style-name="T21">32h</text:span><text:span text:style-name="T22"> </text:span><text:span text:style-name="T21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32h</text:span><text:span text:style-name="T4"> </text:span><text:span text:style-name="T29">33h</text:span><text:span text:style-name="T4"> </text:span><text:span text:style-name="T5">(2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38">(2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4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table:table-column table:style-name="co9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29" office:value-type="string" calcext:value-type="string">
            <text:p><text:span text:style-name="T1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9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25" table:default-cell-style-name="ce39"/>
        <table:table-column table:style-name="co31" table:default-cell-style-name="ce39"/>
        <table:table-column table:style-name="co32" table:default-cell-style-name="ce39"/>
        <table:table-column table:style-name="co7" table:number-columns-repeated="57" table:default-cell-style-name="ce39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<text:span text:style-name="T1">S</text:span>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7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Automatic action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table:style-name="ce47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7" table:number-columns-repeated="2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table:style-name="ce47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7">
          <table:table-cell table:number-columns-repeated="2"/>
          <table:table-cell table:style-name="ce47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19">(&gt;&gt;)</text:span><text:span text:style-name="T20"> </text:span><text:span text:style-name="T21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19">(&gt;&gt;)</text:span><text:span text:style-name="T20"> </text:span><text:span text:style-name="T21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19">(&gt;&gt;)</text:span><text:span text:style-name="T20"> </text:span><text:span text:style-name="T21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58"/>
        </table:table-row>
        <table:table-row table:style-name="ro28">
          <table:table-cell table:number-columns-repeated="2"/>
          <table:table-cell table:style-name="ce47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27">(&gt;&gt;)</text:span><text:span text:style-name="T28"> </text:span><text:span text:style-name="T29">ABC</text:span></text:p>
            <text:p><text:span text:style-name="T64">(&gt;&gt;)</text:span><text:span text:style-name="T7"> </text:span><text:span text:style-name="T29">ABC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table:style-name="ce47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19">(&gt;&gt;)</text:span><text:span text:style-name="T20"> </text:span><text:span text:style-name="T21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19">(&gt;&gt;)</text:span><text:span text:style-name="T20"> </text:span><text:span text:style-name="T21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27">(&gt;&gt;)</text:span><text:span text:style-name="T28"> </text:span><text:span text:style-name="T29">xyz</text:span></text:p>
            <text:p><text:span text:style-name="T64">(&gt;&gt;)</text:span><text:span text:style-name="T7"> </text:span><text:span text:style-name="T29">xyz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2"/>
          <table:table-cell table:style-name="ce25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table:style-name="ce47"/>
          <table:table-cell office:value-type="string" calcext:value-type="string">
            <text:p>Open a terminal in another instance of YAT</text:p>
          </table:table-cell>
          <table:table-cell/>
          <table:table-cell table:style-name="ce25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29">
          <table:table-cell table:number-columns-repeated="2"/>
          <table:table-cell table:style-name="ce47" table:number-columns-repeated="2"/>
          <table:table-cell office:value-type="string" calcext:value-type="string">
            <text:p><text:span text:style-name="T1">Open another </text:span>terminal on default port again</text:p>
          </table:table-cell>
          <table:table-cell/>
          <table:table-cell table:style-name="ce25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7">
          <table:table-cell table:number-columns-repeated="2"/>
          <table:table-cell table:style-name="ce47" table:number-columns-repeated="2"/>
          <table:table-cell office:value-type="string" calcext:value-type="string">
            <text:p>Send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58"/>
        </table:table-row>
        <table:table-row table:style-name="ro27">
          <table:table-cell table:number-columns-repeated="2"/>
          <table:table-cell table:style-name="ce47" table:number-columns-repeated="2"/>
          <table:table-cell office:value-type="string" calcext:value-type="string">
            <text:p>Send in other terminal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how legend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28">
          <table:table-cell table:number-columns-repeated="2"/>
          <table:table-cell table:style-name="ce47" table:number-columns-repeated="2"/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table:style-name="ce47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58"/>
        </table:table-row>
        <table:table-row table:style-name="ro28">
          <table:table-cell table:number-columns-repeated="2"/>
          <table:table-cell table:style-name="ce47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2"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table:style-name="ce47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25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table:style-name="ce47"/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table:style-name="ce47"/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table:style-name="ce47"/>
          <table:table-cell office:value-type="string" calcext:value-type="string">
            <text:p>Action: [Scatter Plot]</text:p>
          </table:table-cell>
          <table:table-cell/>
          <table:table-cell table:style-name="ce25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25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30">
          <table:table-cell table:number-columns-repeated="2"/>
          <table:table-cell table:style-name="ce47" office:value-type="string" calcext:value-type="string">
            <text:p>Line Chart Time</text:p>
          </table:table-cell>
          <table:table-cell table:style-name="ce47"/>
          <table:table-cell office:value-type="string" calcext:value-type="string">
            <text:p><text:span text:style-name="T95">Action: [Line Chart (X = Time)]</text:span></text:p>
            <text:p><text:span text:style-name="T95"/></text:p>
            <text:p><text:span text:style-name="T95">Trigger:</text:span></text:p>
            <text:p><text:span text:style-name="T96">(</text:span><text:span text:style-name="T95">(?:(?:19|20)\d\d-(?:0[1-9]|1[012])-(?:0[1-9]|[12]\d|3[01]))</text:span><text:span text:style-name="T97">T</text:span><text:span text:style-name="T98">(?:(?:[01]\d|2[0-3]):[0-5]\d:[0-5]\d)</text:span><text:span text:style-name="T99">)</text:span><text:span text:style-name="T98">\s+([-+]?(?:\d+(?:\.\d*)?|\.\d+))\s+([-+]?\d+)\s+([-+]?\d+)\s+([A-Z]{1})\s+</text:span>([A-Za-z]{3})</text:p>
            <text:p><text:span text:style-name="T100"/></text:p>
            <text:p><text:span text:style-name="T100">Trigger in use is a modified combination of the predefined patterns:</text:span></text:p>
            <text:p><text:span text:style-name="T96">(</text:span><text:span text:style-name="T98">(?:(?:19|20)\d\d-(?:0[1-9]|1[012])-(?:0[1-9]|[12]\d|3[01]))</text:span><text:span text:style-name="T97">T</text:span><text:span text:style-name="T98">(?:(?:[01]\d|2[0-3]):[0-5]\d:[0-5]\d)</text:span><text:span text:style-name="T99">)</text:span></text:p>
            <text:p><text:span text:style-name="T101">                                                                                                                                                                 </text:span><text:span text:style-name="T102">\s+([-+]?(?:\d+(?:\.\d*)?|\.\d+))</text:span></text:p>
            <text:p><text:span text:style-name="T101">                                                                                                                                                                                                                    </text:span><text:span text:style-name="T102">\s+([-+]?\d+)\s+([-+]?\d+)</text:span></text:p>
            <text:p><text:span text:style-name="T101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02">\s+([A-Z]{1})\s+([A-Za-z]{3})</text:span>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31">
          <table:table-cell table:number-columns-repeated="2"/>
          <table:table-cell table:style-name="ce47" office:value-type="string" calcext:value-type="string">
            <text:p>Line Chart</text:p>
          </table:table-cell>
          <table:table-cell table:style-name="ce47"/>
          <table:table-cell office:value-type="string" calcext:value-type="string">
            <text:p><text:span text:style-name="T95">Action: [Line Chart]</text:span></text:p>
            <text:p><text:span text:style-name="T95"/></text:p>
            <text:p><text:span text:style-name="T95">Trigger:</text:span></text:p>
            <text:p><text:span text:style-name="T1">([-+]?(?:\d+(?:\.\d*)?|\.\d+))\s+([-+]?\d+)\s+([-+]?\d+)\s+([A-Z]{1})\s+</text:span>([A-Za-z]{3})</text:p>
            <text:p><text:span text:style-name="T57"/></text:p>
            <text:p><text:span text:style-name="T57">Trigger in use is a modified combination of the predefined patterns:</text:span></text:p>
            <text:p><text:span text:style-name="T25">([-+]?(?:\d+(?:\.\d*)?|\.\d+))</text:span></text:p>
            <text:p><text:span text:style-name="T101">                                               </text:span><text:span text:style-name="T102">\s+([-+]?\d+)\s+([-+]?\d+)</text:span></text:p>
            <text:p><text:span text:style-name="T101">                                                                                          </text:span><text:span text:style-name="T102">\s+([A-Z]{1})\s+([A-Za-z]{3})</text:span></text:p>
          </table:table-cell>
          <table:table-cell/>
          <table:table-cell table:style-name="ce25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table:style-name="ce47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32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25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28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7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7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7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7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9">...ABC</text:span><text:span text:style-name="T43"> </text:span><text:span text:style-name="T44">(72) </text:span><text:span text:style-name="T93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7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 table:number-columns-repeated="60"/>
        </table:table-row>
        <table:table-row table:style-name="ro3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3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3">all 10 matches</text:span></text:p>
            <text:p><text:span text:style-name="T1">Automatic response</text:span> contains <text:span text:style-name="T10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3">all 10 matches</text:span></text:p>
            <text:p><text:span text:style-name="T1">Automatic response</text:span> contains <text:span text:style-name="T10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table:style-name="ce47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s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105">   1 </text:span><text:span text:style-name="T106">S S       0.00 g</text:span></text:p>
            <text:p><text:span text:style-name="T105">   2 </text:span><text:span text:style-name="T106">S S       0.00 g</text:span></text:p>
            <text:p><text:span text:style-name="T105">   3 </text:span><text:span text:style-name="T106">S S       0.00 g</text:span></text:p>
            <text:p><text:span text:style-name="T107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4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105">...</text:span></text:p>
            <text:p><text:span text:style-name="T105"> 101 </text:span><text:span text:style-name="T106">S D       ?.?? g</text:span></text:p>
            <text:p><text:span text:style-name="T105"> 102 </text:span><text:span text:style-name="T106">S D       ?.?? g</text:span></text:p>
            <text:p><text:span text:style-name="T105"> 103 </text:span><text:span text:style-name="T106">S D       ?.?? g</text:span></text:p>
            <text:p><text:span text:style-name="T107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4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105">...</text:span></text:p>
            <text:p><text:span text:style-name="T105"> 201 </text:span><text:span text:style-name="T106">S S       ?.?? g</text:span></text:p>
            <text:p><text:span text:style-name="T105"> 202 </text:span><text:span text:style-name="T106">S S       ?.?? g</text:span></text:p>
            <text:p><text:span text:style-name="T105"> 203 </text:span><text:span text:style-name="T106">S S       ?.?? g</text:span></text:p>
            <text:p><text:span text:style-name="T107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office:forms form:automatic-focus="false" form:apply-design-mode="false"/>
        <table:table-column table:style-name="co9" table:default-cell-style-name="ce39"/>
        <table:table-column table:style-name="co33" table:default-cell-style-name="ce39"/>
        <table:table-column table:style-name="co7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9" table:default-cell-style-name="ce39"/>
        <table:table-column table:style-name="co37" table:default-cell-style-name="ce39"/>
        <table:table-column table:style-name="co7" table:default-cell-style-name="ce39"/>
        <table:table-column table:style-name="co38" table:default-cell-style-name="ce39"/>
        <table:table-column table:style-name="co39" table:default-cell-style-name="ce39"/>
        <table:table-column table:style-name="co4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[Show &gt; Counts/Rates]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7"/>
          <table:table-cell table:number-columns-repeated="5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08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08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08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08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</table:table-cell>
          <table:table-cell table:number-columns-repeated="59"/>
        </table:table-row>
        <table:table-row table:style-name="ro36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08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  <text:p><text:span text:style-name="T15">(&gt;&gt;)</text:span><text:span text:style-name="T16"> </text:span><text:span text:style-name="T110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08">    in receiving terminal</text:span></text:p>
            <text:p><text:span text:style-name="T15">(&lt;&lt;)</text:span><text:span text:style-name="T16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10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3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08">    in receiving terminal</text:span></text:p>
            <text:p><text:span text:style-name="T15">(&lt;&lt;)</text:span><text:span text:style-name="T16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10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09"> </text:span><text:span text:style-name="T44">(3)</text:span></text:p>
            <text:p><text:span text:style-name="T15">(&lt;&lt;)</text:span><text:span text:style-name="T16"> </text:span><text:span text:style-name="T45">X</text:span><text:span text:style-name="T111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39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 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08">    in receiving terminal</text:span></text:p>
            <text:p><text:span text:style-name="T15">(&lt;&lt;)</text:span><text:span text:style-name="T16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10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09"> </text:span><text:span text:style-name="T44">(3)</text:span></text:p>
            <text:p><text:span text:style-name="T15">(&lt;&lt;)</text:span><text:span text:style-name="T16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10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4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12">(&lt;&lt;)</text:span><text:span text:style-name="T113"> </text:span><text:span text:style-name="T45">A</text:span><text:span text:style-name="T43"> </text:span><text:span text:style-name="T44">(1)</text:span></text:p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12">(&gt;&gt;)</text:span><text:span text:style-name="T113"> </text:span><text:span text:style-name="T17">A</text:span><text:span text:style-name="T18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08">    in receiving terminal</text:span></text:p>
            <text:p><text:span text:style-name="T15">(&lt;&lt;)</text:span><text:span text:style-name="T16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10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09"> </text:span><text:span text:style-name="T44">(3)</text:span></text:p>
            <text:p><text:span text:style-name="T15">(&lt;&lt;)</text:span><text:span text:style-name="T16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10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09"> </text:span><text:span text:style-name="T44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08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08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09"> </text:span><text:span text:style-name="T44">(2)</text:span><text:span text:style-name="T108"> in receiving terminal</text:span></text:p>
            <text:p><text:span text:style-name="T15">(&lt;&lt;)</text:span><text:span text:style-name="T16"> </text:span><text:span text:style-name="T45">X</text:span><text:span text:style-name="T111">&lt;CR&gt;&lt;LF&gt;</text:span><text:span text:style-name="T109"> </text:span><text:span text:style-name="T44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09"> </text:span><text:span text:style-name="T44">(2)</text:span><text:span text:style-name="T114"> </text:span><text:span text:style-name="T108">in receiving terminal</text:span></text:p>
            <text:p><text:span text:style-name="T112">(&lt;&lt;)</text:span><text:span text:style-name="T113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10">&lt;LF&gt;</text:span><text:span text:style-name="T16"> </text:span><text:span text:style-name="T41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09"> </text:span><text:span text:style-name="T44">(2)</text:span><text:span text:style-name="T114"> </text:span><text:span text:style-name="T108">in receiving terminal</text:span></text:p>
            <text:p><text:span text:style-name="T15">(&lt;&lt;)</text:span><text:span text:style-name="T16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10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0">&lt;CR&gt; </text:span><text:span text:style-name="T115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 </text:span><text:span text:style-name="T63">(0)</text:span></text:p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0">&lt;CR&gt;</text:span><text:span text:style-name="T16"> </text:span><text:span text:style-name="T41">(1)</text:span><text:span text:style-name="T115">  in receiving terminal</text:span></text:p>
            <text:p><text:span text:style-name="T15">(&lt;&lt;)</text:span><text:span text:style-name="T16"> </text:span><text:span text:style-name="T45">X</text:span><text:span text:style-name="T111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 </text:span><text:span text:style-name="T63">(0)</text:span></text:p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0">&lt;CR&gt;</text:span><text:span text:style-name="T16"> </text:span><text:span text:style-name="T41">(1)</text:span><text:span text:style-name="T115">  in receiving terminal</text:span></text:p>
            <text:p><text:span text:style-name="T112">(&lt;&lt;)</text:span><text:span text:style-name="T113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10">&lt;LF&gt;</text:span><text:span text:style-name="T16"> </text:span><text:span text:style-name="T41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 </text:span><text:span text:style-name="T63">(0)</text:span></text:p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0">&lt;CR&gt;</text:span><text:span text:style-name="T16"> </text:span><text:span text:style-name="T41">(1)</text:span><text:span text:style-name="T115">  in receiving terminal</text:span></text:p>
            <text:p><text:span text:style-name="T15">(&lt;&lt;)</text:span><text:span text:style-name="T16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10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08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08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09"> </text:span><text:span text:style-name="T44">(2)</text:span><text:span text:style-name="T108"> in receiving terminal</text:span></text:p>
            <text:p><text:span text:style-name="T15">(&lt;&lt;)</text:span><text:span text:style-name="T16"> </text:span><text:span text:style-name="T45">X</text:span><text:span text:style-name="T111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09"> </text:span><text:span text:style-name="T44">(2)</text:span><text:span text:style-name="T108"> in receiving terminal</text:span></text:p>
            <text:p><text:span text:style-name="T112">(&lt;&lt;)</text:span><text:span text:style-name="T113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<text:span text:style-name="T35"> </text:span><text:span text:style-name="T5">(3)</text:span>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09"> </text:span><text:span text:style-name="T44">(2)</text:span><text:span text:style-name="T108"> in receiving terminal</text:span></text:p>
            <text:p><text:span text:style-name="T112">(&lt;&lt;)</text:span><text:span text:style-name="T113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&lt;CR&gt;&lt;LF&gt;</text:span><text:span text:style-name="T109"> </text:span><text:span text:style-name="T44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0">&lt;CR&gt; </text:span><text:span text:style-name="T115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 </text:span><text:span text:style-name="T63">(0)</text:span></text:p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0">&lt;CR&gt;</text:span><text:span text:style-name="T16"> </text:span><text:span text:style-name="T41">(1)</text:span><text:span text:style-name="T115">  in receiving terminal</text:span></text:p>
            <text:p><text:span text:style-name="T15">(&lt;&lt;)</text:span><text:span text:style-name="T16"> </text:span><text:span text:style-name="T45">X</text:span><text:span text:style-name="T111">&lt;CR&gt;&lt;LF&gt;</text:span><text:span text:style-name="T109"> </text:span><text:span text:style-name="T44">(3)</text:span></text:p>
          </table:table-cell>
          <table:table-cell table:number-columns-repeated="59"/>
        </table:table-row>
        <table:table-row table:style-name="ro19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 </text:span><text:span text:style-name="T63">(0)</text:span></text:p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4"> </text:span><text:span text:style-name="T5">(2)</text:span>  in sending terminal</text:p>
            <text:p/>
            <text:p><text:span text:style-name="T15">(&gt;&gt;)</text:span><text:span text:style-name="T16"> </text:span><text:span text:style-name="T110">&lt;CR&gt;</text:span><text:span text:style-name="T16"> </text:span><text:span text:style-name="T41">(1)</text:span><text:span text:style-name="T115">  in receiving terminal</text:span></text:p>
            <text:p><text:span text:style-name="T112">(&lt;&lt;)</text:span><text:span text:style-name="T113"> </text:span><text:span text:style-name="T45">X</text:span><text:span text:style-name="T111">&lt;CR&gt;&lt;LF&gt;</text:span><text:span text:style-name="T109"> </text:span><text:span text:style-name="T44">(3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09"> </text:span><text:span text:style-name="T44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4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9" table:default-cell-style-name="ce39"/>
        <table:table-column table:style-name="co46" table:default-cell-style-name="ce39"/>
        <table:table-column table:style-name="co47" table:default-cell-style-name="ce39"/>
        <table:table-column table:style-name="co25" table:default-cell-style-name="ce39"/>
        <table:table-column table:style-name="co48" table:default-cell-style-name="ce39"/>
        <table:table-column table:style-name="co49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office:forms form:automatic-focus="false" form:apply-design-mode="false"/>
        <table:table-column table:style-name="co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53" table:default-cell-style-name="ce39"/>
        <table:table-column table:style-name="co5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16">Note that display elements are text-only and no longer contain the underlying typed</text:span></text:p>
            <text:p><text:span text:style-name="T116">information such as the time stamp of the origin. Since the XML schema is strongly-</text:span></text:p>
            <text:p><text:span text:style-name="T116">typed again, the items need to be reconstructed. Not optimal, but simply a trade-off</text:span></text:p>
            <text:p><text:span text:style-name="T116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office:forms form:automatic-focus="false" form:apply-design-mode="false"/>
        <table:table-column table:style-name="co9" table:default-cell-style-name="ce39"/>
        <table:table-column table:style-name="co55" table:default-cell-style-name="ce39"/>
        <table:table-column table:style-name="co56" table:default-cell-style-name="ce39"/>
        <table:table-column table:style-name="co38" table:default-cell-style-name="ce39"/>
        <table:table-column table:style-name="co57" table:default-cell-style-name="ce39"/>
        <table:table-column table:style-name="co58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17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3"/>
          <table:table-cell office:value-type="string" calcext:value-type="string">
            <text:p>"Help &gt; About" &gt; Click 1<text:span text:style-name="T117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3"/>
          <table:table-cell office:value-type="string" calcext:value-type="string">
            <text:p>"Help &gt; About" &gt; Click slightly above the right end of the 2<text:span text:style-name="T117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3"/>
          <table:table-cell office:value-type="string" calcext:value-type="string">
            <text:p>"Help &gt; About" &gt; Click slightly above the right end of the 3<text:span text:style-name="T117">rd</text:span> line</text:p>
          </table:table-cell>
          <table:table-cell office:value-type="string" calcext:value-type="string">
            <text:p>Repeat steps above, except <text:span text:style-name="T11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office:forms form:automatic-focus="false" form:apply-design-mode="false"/>
        <table:table-column table:style-name="co9" table:default-cell-style-name="ce39"/>
        <table:table-column table:style-name="co59" table:default-cell-style-name="ce39"/>
        <table:table-column table:style-name="co60" table:default-cell-style-name="ce39"/>
        <table:table-column table:style-name="co61" table:default-cell-style-name="ce39"/>
        <table:table-column table:style-name="co12" table:default-cell-style-name="ce39"/>
        <table:table-column table:style-name="co62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3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6:'YAT.Domain.Terminal'.E1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 style:data-style-name="N2" text:time-value="14:39:05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3DT12H12M50S</meta:editing-duration>
    <meta:editing-cycles>674</meta:editing-cycles>
    <meta:generator>LibreOffice/6.4.3.2$Windows_X86_64 LibreOffice_project/747b5d0ebf89f41c860ec2a39efd7cb15b54f2d8</meta:generator>
    <dc:date>2021-01-21T13:47:20.260000000</dc:date>
    <meta:print-date>2013-02-02T14:44:49.07</meta:print-date>
    <meta:document-statistic meta:table-count="13" meta:cell-count="2624" meta:object-count="0"/>
    <meta:user-defined meta:name="Info 1"/>
    <meta:user-defined meta:name="Info 2"/>
    <meta:user-defined meta:name="Info 3"/>
    <meta:user-defined meta:name="Info 4"/>
  </office:meta>
</office:document-meta>
</file>